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statusirish">
      <style:paragraph-properties fo:margin-top="0.199cm" fo:margin-bottom="0.199cm" fo:background-color="transparent"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text-properties style:font-name="Times New Roman"/>
    </style:style>
    <style:style style:name="P7" style:family="paragraph" style:parent-style-name="statusenglish">
      <style:paragraph-properties fo:background-color="#ffffff" text:number-lines="false" text:line-number="0">
        <style:background-image/>
      </style:paragraph-properties>
    </style:style>
    <style:style style:name="P8" style:family="paragraph" style:parent-style-name="graphic">
      <style:paragraph-properties fo:break-before="page" text:number-lines="false" text:line-number="0"/>
    </style:style>
    <style:style style:name="P9" style:family="paragraph" style:parent-style-name="section">
      <style:paragraph-properties fo:break-before="page"/>
    </style:style>
    <style:style style:name="P10" style:family="paragraph" style:parent-style-name="actsreferredto">
      <style:paragraph-properties fo:break-before="page"/>
    </style:style>
    <style:style style:name="P11" style:family="paragraph" style:parent-style-name="entitled">
      <style:paragraph-properties text:number-lines="true" text:line-number="5"/>
    </style:style>
    <style:style style:name="P12" style:family="paragraph" style:parent-style-name="longtitle">
      <style:paragraph-properties text:number-lines="true" text:line-number="6"/>
    </style:style>
    <style:style style:name="P13" style:family="paragraph" style:parent-style-name="arrangementofsections">
      <style:paragraph-properties fo:text-align="start" style:justify-single-word="false"/>
    </style:style>
    <style:style style:name="P14" style:family="paragraph" style:parent-style-name="shorttitleenglish">
      <style:paragraph-properties text:number-lines="true" text:line-number="0"/>
    </style:style>
    <style:style style:name="P15" style:family="paragraph" style:parent-style-name="centered">
      <style:paragraph-properties text:number-lines="false" text:line-number="0"/>
      <style:text-properties style:font-name="Times New Roman3" style:font-name-asian="Times New Roman3" style:font-name-complex="Times New Roman3"/>
    </style:style>
    <style:style style:name="P16"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7" style:family="paragraph" style:parent-style-name="Standard">
      <style:paragraph-properties text:number-lines="false" text:line-number="0"/>
    </style:style>
    <style:style style:name="P18" style:family="paragraph" style:parent-style-name="Standard">
      <style:paragraph-properties text:number-lines="false" text:line-number="0"/>
      <style:text-properties style:font-name="Times New Roman3" style:font-name-asian="Times New Roman3" style:font-name-complex="Times New Roman3"/>
    </style:style>
    <style:style style:name="P19" style:family="paragraph" style:parent-style-name="bill">
      <style:paragraph-properties text:number-lines="false" text:line-number="0"/>
    </style:style>
    <style:style style:name="P20" style:family="paragraph" style:parent-style-name="shorttitlebackpage">
      <style:paragraph-properties text:number-lines="false" text:line-number="0"/>
    </style:style>
    <style:style style:name="P21" style:family="paragraph" style:parent-style-name="hr2">
      <style:paragraph-properties text:number-lines="false" text:line-number="0"/>
    </style:style>
    <style:style style:name="P22" style:family="paragraph" style:parent-style-name="hr2">
      <style:paragraph-properties text:number-lines="false" text:line-number="0"/>
      <style:text-properties style:font-name="Times New Roman"/>
    </style:style>
    <style:style style:name="P23" style:family="paragraph" style:parent-style-name="hr2">
      <style:paragraph-properties text:number-lines="false" text:line-number="0"/>
      <style:text-properties style:font-name="Times New Roman3" style:font-name-asian="Times New Roman3" style:font-name-complex="Times New Roman3"/>
    </style:style>
    <style:style style:name="P24" style:family="paragraph" style:parent-style-name="asinitiated">
      <style:paragraph-properties text:number-lines="false" text:line-number="0"/>
    </style:style>
    <style:style style:name="P25" style:family="paragraph" style:parent-style-name="actreferredto">
      <style:paragraph-properties>
        <style:tab-stops/>
      </style:paragraph-properties>
    </style:style>
    <style:style style:name="P26" style:family="paragraph" style:parent-style-name="backpageprovision_5f_no_5f_line_5f_numbering">
      <style:paragraph-properties fo:margin-top="0.199cm" fo:margin-bottom="0.75cm"/>
    </style:style>
    <style:style style:name="P27" style:family="paragraph" style:parent-style-name="Standard" style:master-page-name="frontcover">
      <style:paragraph-properties style:page-number="1"/>
    </style:style>
    <style:style style:name="P28"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font-style="italic" fo:font-weight="normal" style:font-style-asian="italic" style:font-weight-asian="normal" style:font-style-complex="italic" style:font-weight-complex="normal"/>
    </style:style>
    <style:style style:name="T6" style:family="text">
      <style:text-properties style:font-name="Times New Roman" style:font-name-asian="Times New Roman3" style:font-name-complex="Times New Roman3"/>
    </style:style>
    <style:style style:name="T7" style:family="text">
      <style:text-properties style:font-name="Times New Roman3"/>
    </style:style>
    <style:style style:name="T8" style:family="text">
      <style:text-properties style:font-name="Times New Roman3" style:font-name-asian="Times New Roman3" style:font-name-complex="Times New Roman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6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FHORBAIRT PHEITRILIAM AGUS MIANRAÍ EILE (LEASÚ), 2016" text:name="GA_shorttitle"/>
        <text:user-field-decl office:value-type="string" office:string-value="Petroleum and Other Minerals Development (Amendment)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amend the Petroleum and Other Minerals Development Act 1960 to ban unconventional gas exploration and extraction, provide for social clauses and public consultation on the granting of leases and ensure greater accountability through initiating an annual review of the lease by an Oireachtas Joint Committee." text:name="EN_longtitle"/>
        <text:user-field-decl office:value-type="string" office:string-value="GA_shorttitle_caps" text:name="GA_shorttitle_caps"/>
      </text:user-field-decls>
      <text:p text:style-name="P27"/>
      <text:p text:style-name="Standard"/>
      <text:p text:style-name="graphic_5f_frontpage"/>
      <text:p text:style-name="hr"/>
      <text:p text:style-name="shorttitleirish_5f_frontpage"><text:span text:style-name="bold_5f_noitalic_5f_nounderline"><text:span text:style-name="T4">An Bille um Fhorbairt Pheitriliam agus Mianraí Eile (Leasú), 2016</text:span></text:span></text:p>
      <text:p text:style-name="shorttitleenglish_5f_frontpage"><text:span text:style-name="bold_5f_noitalic_5f_nounderline"><text:span text:style-name="T4">Petroleum and Other Minerals Development (Amendment) Bill 2016</text:span></text:span></text:p>
      <text:p text:style-name="P6"/>
      <text:p text:style-name="asinitiated"><text:span text:style-name="bold_5f_noitalic_5f_nounderline"><text:span text:style-name="T5">Mar a tionscnaíodh</text:span></text:span></text:p>
      <text:p text:style-name="asinitiated"><text:span text:style-name="bold_5f_noitalic_5f_nounderline"><text:span text:style-name="T5">As initiated</text:span></text:span></text:p>
      <text:p text:style-name="hr"/>
      <text:p text:style-name="P28"/>
      <text:p text:style-name="hr"/>
      <text:p text:style-name="shorttitleirish"><text:user-field-get text:name="GA_shorttitle">AN BILLE UM FHORBAIRT PHEITRILIAM AGUS MIANRAÍ EILE (LEASÚ), 2016</text:user-field-get></text:p>
      <text:p text:style-name="shorttitleenglish"><text:span text:style-name="bold_5f_noitalic_5f_nounderline"><text:span text:style-name="T2"><text:user-field-get text:name="EN_shorttitle">Petroleum and Other Minerals Development (Amendment) Bill 2016</text:user-field-get></text:span></text:span><text:span text:style-name="bold_5f_noitalic_5f_nounderline"><text:span text:style-name="T2"> </text:span></text:span></text:p>
      <text:p text:style-name="hr"/>
      <text:p text:style-name="P5"><text:span text:style-name="nobold_5f_italic_5f_nounderline"><text:user-field-get text:name="GA_DOC_STAGE">Mar a tionscnaíodh</text:user-field-get></text:span><text:span text:style-name="nobold_5f_italic_5f_nounderline"> </text:span></text:p>
      <text:p text:style-name="P7"><text:span text:style-name="nobold_5f_italic_5f_nounderline"><text:user-field-get text:name="EN_DOC_STAGE">As initiated</text:user-field-get></text:span><text:span text:style-name="nobold_5f_italic_5f_nounderline"> </text:span></text:p>
      <text:p text:style-name="hr"/>
      <text:p text:style-name="arrangementofsections">CONTENTS</text:p>
      <text:p text:style-name="arrangementofsections"/>
      <text:p text:style-name="P13">Section</text:p>
      <text:p text:style-name="tocsectionnumber">1. <text:s/><text:bookmark-ref text:reference-format="text" text:ref-name="toc_book_1">Amendment of section 2 of the Petroleum and Other Minerals Development Act 1960</text:bookmark-ref></text:p>
      <text:p text:style-name="tocsectionnumber">2. <text:s/><text:bookmark-ref text:reference-format="text" text:ref-name="toc_book_2">Amendment of section 3 of the Petroleum and Other Minerals Development Act 1960</text:bookmark-ref></text:p>
      <text:p text:style-name="tocsectionnumber">3. <text:s/><text:bookmark-ref text:reference-format="text" text:ref-name="toc_book_3">Amendment of section 7 of the Petroleum and Other Minerals Development Act 1960</text:bookmark-ref></text:p>
      <text:p text:style-name="tocsectionnumber">4. <text:s/><text:bookmark-ref text:reference-format="text" text:ref-name="toc_book_4">Amendment of section 13(2) of the Petroleum and Other Minerals Development Act 1960</text:bookmark-ref></text:p>
      <text:p text:style-name="tocsectionnumber">5. <text:s/><text:bookmark-ref text:reference-format="text" text:ref-name="toc_book_5">Insertion of new section 14A to the Petroleum and Other Minerals Development Act 1960</text:bookmark-ref></text:p>
      <text:p text:style-name="tocsectionnumber">6. <text:s/><text:bookmark-ref text:reference-format="text" text:ref-name="toc_book_6">Short title</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0">Act Referred to</text:p>
          </text:index-title>
          <text:p text:style-name="P25">Petroleum and Other Minerals Development Act 1960 (No. 7)</text:p>
        </text:index-body>
      </text:alphabetical-index>
      <text:p text:style-name="Standard"/>
      <text:p text:style-name="P8"/>
      <text:p text:style-name="hr"/>
      <text:p text:style-name="shorttitleirish"><text:hidden-text text:condition="ooow:" text:string-value="P3:L1" text:is-hidden="true"/><text:user-field-get text:name="GA_shorttitle">AN BILLE UM FHORBAIRT PHEITRILIAM AGUS MIANRAÍ EILE (LEASÚ), 2016</text:user-field-get></text:p>
      <text:p text:style-name="P14"><text:hidden-text text:condition="ooow:" text:string-value="P3:L2" text:is-hidden="true"/><text:span text:style-name="bold_5f_noitalic_5f_nounderline"><text:span text:style-name="T2"><text:user-field-get text:name="EN_shorttitle">Petroleum and Other Minerals Development (Amendment) Bill 2016</text:user-field-get></text:span></text:span><text:span text:style-name="bold_5f_noitalic_5f_nounderline"><text:span text:style-name="T2"><text:hidden-text text:condition="ooow:" text:string-value="P3:L3" text:is-hidden="true"/></text:span></text:span></text:p>
      <text:p text:style-name="hr"/>
      <text:p text:style-name="bill"><text:hidden-text text:condition="ooow:" text:string-value="P3:L4" text:is-hidden="true"/><text:user-field-get text:name="STATUS">Bill</text:user-field-get></text:p>
      <text:p text:style-name="P11"><text:hidden-text text:condition="ooow:" text:string-value="P3:L5" text:is-hidden="true"/>entitled</text:p>
      <text:p text:style-name="P12"><text:hidden-text text:condition="ooow:" text:string-value="P3:L6" text:is-hidden="true"/>An Act to amend the <text:alphabetical-index-mark text:string-value="Petroleum and Other Minerals Development Act 1960 (No. 7)"/>Petroleum and Other Minerals Development Act 1960 to ban <text:hidden-text text:condition="ooow:" text:string-value="P3:L7" text:is-hidden="true"/>unconventional gas exploration and extraction, provide for social clauses and public <text:hidden-text text:condition="ooow:" text:string-value="P3:L8" text:is-hidden="true"/>consultation on the granting of leases and ensure greater accountability through <text:hidden-text text:condition="ooow:" text:string-value="P3:L9" text:is-hidden="true"/>initiating an annual review of the lease by an Oireachtas Joint Committee.</text:p>
      <text:p text:style-name="enacted"><text:hidden-text text:condition="ooow:" text:string-value="P3:L10" text:is-hidden="true"/>Be it enacted by the Oireachtas as follows:</text:p>
      <text:p text:style-name="shouldernote"><text:hidden-text text:condition="ooow:" text:string-value="P3:L11" text:is-hidden="true"/><text:bookmark-start text:name="toc_book_1"/>Amendment of section 2 of the <text:alphabetical-index-mark text:string-value="Petroleum and Other Minerals Development Act 1960 (No. 7)"/>Petroleum and Other Minerals Development Act 1960<text:bookmark-end text:name="toc_book_1"/></text:p>
      <text:p text:style-name="section"><text:hidden-text text:condition="ooow:" text:string-value="P3:L12" text:is-hidden="true"/><text:reference-mark-start text:name="sectionnumber_1"/><text:span text:style-name="T2"><text:sequence text:ref-name="refsectionnumber0" text:name="sectionnumber" style:num-format="1">1</text:sequence></text:span><text:reference-mark-end text:name="sectionnumber_1"/><text:span text:style-name="T2">.</text:span><text:tab/>The definition of “petroleum” in section 2 of the <text:alphabetical-index-mark text:string-value="Petroleum and Other Minerals Development Act 1960 (No. 7)"/>Petroleum and Other Minerals <text:hidden-text text:condition="ooow:" text:string-value="P3:L13" text:is-hidden="true"/>Development Act 1960 is hereby amended to read as follows:</text:p>
      <text:p text:style-name="section_5f_insert"><text:tab/><text:hidden-text text:condition="ooow:" text:string-value="P3:L14" text:is-hidden="true"/>“ ‘petroleum’ includes any mineral oil or relative hydrocarbon and natural gas and <text:hidden-text text:condition="ooow:" text:string-value="P3:L15" text:is-hidden="true"/>other liquid or gaseous hydrocarbons and their derivatives or constituent substances <text:hidden-text text:condition="ooow:" text:string-value="P3:L16" text:is-hidden="true"/>existing in its natural condition in strata (including, without limitation, distillate, <text:hidden-text text:condition="ooow:" text:string-value="P3:L17" text:is-hidden="true"/>condensate, casinghead gasoline and such other substances as are ordinarily produced <text:hidden-text text:condition="ooow:" text:string-value="P3:L18" text:is-hidden="true"/>from oil and gas wells) and includes any other mineral substance contained in oil and <text:hidden-text text:condition="ooow:" text:string-value="P3:L19" text:is-hidden="true"/>natural gas brought to the surface with them in the normal process of extraction, but <text:hidden-text text:condition="ooow:" text:string-value="P3:L20" text:is-hidden="true"/>does not include any gas extracted through unconventional gas exploration and <text:hidden-text text:condition="ooow:" text:string-value="P3:L21" text:is-hidden="true"/>extraction methods; and does not include coal and bituminous shales and other <text:hidden-text text:condition="ooow:" text:string-value="P3:L22" text:is-hidden="true"/>stratified deposits from which oil can be extracted by distillation.”.</text:p>
      <text:p text:style-name="shouldernote"><text:hidden-text text:condition="ooow:" text:string-value="P3:L23" text:is-hidden="true"/><text:bookmark-start text:name="toc_book_2"/>Amendment of section 3 of the <text:alphabetical-index-mark text:string-value="Petroleum and Other Minerals Development Act 1960 (No. 7)"/>Petroleum and Other Minerals Development Act 1960<text:bookmark-end text:name="toc_book_2"/></text:p>
      <text:p text:style-name="section"><text:hidden-text text:condition="ooow:" text:string-value="P3:L24"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Section 3 of the <text:alphabetical-index-mark text:string-value="Petroleum and Other Minerals Development Act 1960 (No. 7)"/>Petroleum and Other Minerals Development Act 1960 is hereby <text:hidden-text text:condition="ooow:" text:string-value="P3:L25" text:is-hidden="true"/>amended by inserting the following subsection:</text:p>
      <text:p text:style-name="subsection_5f_insert"><text:hidden-text text:condition="ooow:" text:string-value="P3:L26" text:is-hidden="true"/><text:tab/>“(2)<text:tab/>No ancillary right shall be deemed to exist where the extraction of gas <text:hidden-text text:condition="ooow:" text:string-value="P3:L27" text:is-hidden="true"/>is by way of unconventional methods of gas exploration and <text:hidden-text text:condition="ooow:" text:string-value="P3:L28" text:is-hidden="true"/>extraction.”.</text:p>
      <text:p text:style-name="shouldernote"><text:soft-page-break/><text:hidden-text text:condition="ooow:" text:string-value="P3:L29" text:is-hidden="true"/><text:bookmark-start text:name="toc_book_3"/>Amendment of section 7 of the <text:alphabetical-index-mark text:string-value="Petroleum and Other Minerals Development Act 1960 (No. 7)"/>Petroleum and Other Minerals Development Act 1960<text:bookmark-end text:name="toc_book_3"/></text:p>
      <text:p text:style-name="section"><text:hidden-text text:condition="ooow:" text:string-value="P3:L30"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Section 7 of the <text:alphabetical-index-mark text:string-value="Petroleum and Other Minerals Development Act 1960 (No. 7)"/>Petroleum and Other Minerals Development Act 1960 is amended by the <text:hidden-text text:condition="ooow:" text:string-value="P3:L31" text:is-hidden="true"/>insertion of the following after subsection (2):</text:p>
      <text:p text:style-name="subsection_5f_insert"><text:hidden-text text:condition="ooow:" text:string-value="P3:L32" text:is-hidden="true"/><text:tab/>“(3)<text:tab/>Prior to the Minister entering into an undertaking to grant an exploratory licence, the Minister must, in liaison with the petroleum prospecting licensee, engage in a public consultation involving the holder of the licensing option, members of the local community and representatives from the Department of Communications, Climate Change and Natural Resources.</text:p>
      <text:p text:style-name="subsection_5f_insert"><text:tab/>(4)<text:tab/>Upon engaging in a public consultation, in accordance with subsection (3), the Minister shall undertake a cost-benefit analysis on the granting of an exploratory licence, the results of which shall be made available to the public.”.</text:p>
      <text:p text:style-name="shouldernote"><text:bookmark-start text:name="toc_book_4"/>Amendment of section 13(2) of the <text:alphabetical-index-mark text:string-value="Petroleum and Other Minerals Development Act 1960 (No. 7)"/>Petroleum and Other Minerals Development Act 1960<text:bookmark-end text:name="toc_book_4"/></text:p>
      <text:p text:style-name="section"><text:reference-mark-start text:name="sectionnumber_4"/><text:span text:style-name="T2"><text:sequence text:ref-name="refsectionnumber3" text:name="sectionnumber" text:formula="ooow:sectionnumber+1" style:num-format="1">4</text:sequence></text:span><text:reference-mark-end text:name="sectionnumber_4"/><text:span text:style-name="T2">.</text:span><text:tab/>Section 13(2) is hereby amended to include the following:</text:p>
      <text:p text:style-name="paragraph_5f_insert"><text:tab/>“(e)<text:tab/>such lease shall include an undertaking by the person to whom the lease is granted, to contribute an amount of the profit, to be specified by the Minister, arising from the operation of the lease, to the promotion and operation of renewable energy projects specified by the Minister;</text:p>
      <text:p text:style-name="paragraph_5f_insert"><text:tab/>(f)<text:tab/>such lease shall be subject to annual review by an Oireachtas Joint Committee, and where deemed appropriate by the Committee, any issue arising from such a review may be reported to the Minister for consideration;</text:p>
      <text:p text:style-name="paragraph_5f_insert"><text:tab/>(g)<text:tab/>such lease shall include an undertaking by the person to whom the lease is granted to ensure that all petroleum extracted subject to the conditions of the lease shall be taken ashore and landed in the State;</text:p>
      <text:p text:style-name="paragraph_5f_insert"><text:tab/>(h)<text:tab/>such a lease shall include a social clause to provide agreed benefits for the local area.”.</text:p>
      <text:p text:style-name="shouldernote"><text:bookmark-start text:name="toc_book_5"/>Insertion of new section 14A to the <text:alphabetical-index-mark text:string-value="Petroleum and Other Minerals Development Act 1960 (No. 7)"/>Petroleum and Other Minerals Development Act 1960<text:bookmark-end text:name="toc_book_5"/></text:p>
      <text:p text:style-name="section"><text:reference-mark-start text:name="sectionnumber_5"/><text:span text:style-name="T2"><text:sequence text:ref-name="refsectionnumber4" text:name="sectionnumber" text:formula="ooow:sectionnumber+1" style:num-format="1">5</text:sequence></text:span><text:reference-mark-end text:name="sectionnumber_5"/><text:span text:style-name="T2">.</text:span><text:tab/>The <text:alphabetical-index-mark text:string-value="Petroleum and Other Minerals Development Act 1960 (No. 7)"/>Petroleum and Other Minerals Development Act 1960 is hereby amended by inserting the following after section 14:</text:p>
      <text:p text:style-name="section_5f_insert"><text:span text:style-name="T3">“14A.</text:span><text:tab/>Upon the granting of a lease all information known to the holder of the lease, relating to the exploration and all other issues arising from the lease, shall be made available to the Minister and any other lease upon request.”.</text:p>
      <text:p text:style-name="shouldernote"><text:bookmark-start text:name="toc_book_6"/>Short title<text:bookmark-end text:name="toc_book_6"/></text:p>
      <text:p text:style-name="section"><text:reference-mark-start text:name="sectionnumber_6"/><text:span text:style-name="T2"><text:sequence text:ref-name="refsectionnumber5" text:name="sectionnumber" text:formula="ooow:sectionnumber+1" style:num-format="1">6</text:sequence></text:span><text:reference-mark-end text:name="sectionnumber_6"/><text:span text:style-name="T2">.</text:span><text:tab/>This Act may be cited as the Petroleum and Other Minerals Development (Amendment) Act 2016.</text:p>
      <text:p text:style-name="P9"/>
      <table:table table:name="Table1" table:style-name="Table1">
        <table:table-column table:style-name="Table1.A"/>
        <table:table-column table:style-name="Table1.B"/>
        <table:table-row>
          <table:table-cell table:style-name="Table1.A1" office:value-type="string">
            <text:p text:style-name="P20">An Bille um Fhorbairt Pheitriliam agus Mianraí Eile (Leasú), 2016</text:p>
            <text:p text:style-name="P17"><text:span text:style-name="bold_5f_noitalic_5f_nounderline"><text:span text:style-name="T4"/></text:span></text:p>
            <text:p text:style-name="P22"><text:s text:c="23"/></text:p>
            <text:p text:style-name="P19">BILLE</text:p>
            <text:p text:style-name="P24">(mar a tionscnaíodh)</text:p>
            <text:p text:style-name="P24">d<text:span text:style-name="T7">á ngairtear</text:span></text:p>
            <text:p text:style-name="P17"/>
            <text:p text:style-name="backpageprovision_5f_no_5f_line_5f_numbering"><text:span text:style-name="T8">Acht do leasú an Achta um Fhorbairt Pheitriliam agus Mianraí Eile, 1960 chun cosc a chur ar thaiscéaladh agus astarraingt neamhghnách gáis, chun socrú a dhéanamh maidir le clásail shóisialta agus le comhchomhairle phoiblí i dtaobh deonú léasanna agus chun cuntasacht mhéadaithe a chinntiú trí athbhreithniú bliantúil ar an léas ag Comhchoiste Oireachtais a thionscnamh.</text:span><text:span text:style-name="bold_5f_noitalic_5f_nounderline"><text:span text:style-name="T6"><text:line-break/></text:span></text:span></text:p>
            <text:p text:style-name="P22"/>
            <text:p text:style-name="P16">Na Teachtaí Martin Kenny agus Brian Stanley a thug isteach<text:span text:style-name="T10">,</text:span></text:p>
            <text:p text:style-name="P15">2 <text:span text:style-name="T9">Meitheamh</text:span><text:span text:style-name="T10">,</text:span> 2016</text:p>
            <text:p text:style-name="P23"/>
            <text:p text:style-name="P18"/>
          </table:table-cell>
          <table:table-cell table:style-name="Table1.B1" office:value-type="string">
            <text:p text:style-name="P20">Petroleum and Other Minerals Development (Amendment) Bill 2016</text:p>
            <text:p text:style-name="P17"><text:span text:style-name="bold_5f_noitalic_5f_nounderline"><text:span text:style-name="T4"/></text:span></text:p>
            <text:p text:style-name="P21"><text:s/></text:p>
            <text:p text:style-name="P19">BILL</text:p>
            <text:p text:style-name="P24">(as initiated)</text:p>
            <text:p text:style-name="P24">entitled</text:p>
            <text:p text:style-name="P17"/>
            <text:p text:style-name="P26">An Act to amend the Petroleum and Other Minerals Development Act 1960 to ban unconventional gas exploration and extraction, provide for social clauses and public consultation on the granting of leases and ensure greater accountability through initiating an annual review of the lease by an Oireachtas Joint Committee.<text:span text:style-name="bold_5f_noitalic_5f_nounderline"><text:span text:style-name="T4"><text:line-break/></text:span></text:span></text:p>
            <text:p text:style-name="P21"/>
            <text:p text:style-name="P16">Introduced by Deputies Martin Kenny and Brian Stanley<text:span text:style-name="T11">,</text:span></text:p>
            <text:p text:style-name="P15"><text:span text:style-name="T10">2</text:span><text:span text:style-name="T9">nd June</text:span><text:span text:style-name="T10">,</text:span> 2016</text:p>
            <text:p text:style-name="P2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6 of 2016" text:name="Footer"/>
        </text:user-field-decls>
        <text:p text:style-name="P2"><text:span text:style-name="T1"><text:tab/>[</text:span><text:span text:style-name="T1"><text:user-field-get text:name="Footer">No. 36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36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11:51</dc:date>
    <meta:printed-by>Nici Higgins</meta:printed-by>
    <meta:print-date>2009-05-27T14:24:24</meta:print-date>
    <meta:editing-cycles>640</meta:editing-cycles>
    <meta:editing-duration>P2DT6H46M58S</meta:editing-duration>
    <meta:user-defined meta:name="Info 1"/>
    <meta:user-defined meta:name="Info 2"/>
    <meta:user-defined meta:name="Info 3"/>
    <meta:user-defined meta:name="Info 4"/>
    <meta:document-statistic meta:table-count="1" meta:image-count="0" meta:object-count="0" meta:page-count="8" meta:paragraph-count="69" meta:word-count="850" meta:character-count="5456"/>
  </office:meta>
</office:document-meta>
</file>